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028bed" officeooo:paragraph-rsid="00028be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1pt" fo:font-weight="normal" officeooo:rsid="00028bed" officeooo:paragraph-rsid="00028bed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style:font-name="Arial" fo:font-size="11pt" fo:font-weight="normal" officeooo:rsid="0005d2a4" officeooo:paragraph-rsid="0005d2a4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Arial" fo:font-size="11pt" fo:font-weight="normal" officeooo:rsid="00077c3e" officeooo:paragraph-rsid="00077c3e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Arial" fo:font-size="11pt" fo:font-weight="bold" officeooo:rsid="0004519e" officeooo:paragraph-rsid="0004519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fo:font-weight="bold" officeooo:rsid="0005d2a4" officeooo:paragraph-rsid="0005d2a4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Arial" fo:font-size="11pt" fo:font-weight="bold" officeooo:rsid="00077c3e" officeooo:paragraph-rsid="00077c3e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80" loext:opacity="100%" style:font-name="Arial" fo:font-size="11pt" fo:language="zxx" fo:country="none" style:text-underline-style="none" fo:font-weight="normal" officeooo:rsid="00028bed" officeooo:paragraph-rsid="00028bed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text-properties style:font-name="Arial" fo:font-size="11pt" fo:font-weight="normal" officeooo:rsid="00077c3e" officeooo:paragraph-rsid="00077c3e" style:font-size-asian="11pt" style:font-weight-asian="normal" style:font-size-complex="11pt" style:font-weight-complex="normal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000000"/>
      <style:paragraph-properties fo:text-align="center" style:writing-mode="lr-tb"/>
    </style:style>
    <style:style style:name="T1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LIPE BEZERRA DE SOUZA FREIRE</text:p>
      <text:p text:style-name="P2"><text:s/></text:p>
      <text:p text:style-name="P2">Rua: Rui Barbosa 332</text:p>
      <text:p text:style-name="P2">Planalto, Salgueiro – PE</text:p>
      <text:p text:style-name="P2">18 anos – Solteiro</text:p>
      <text:p text:style-name="P2">Telefone: (87) 98844-4656 / E-mail: <text:a xlink:type="simple" xlink:href="mailto:felipef12123@gmail.com" text:style-name="Internet_20_link" text:visited-style-name="Visited_20_Internet_20_Link"><text:span text:style-name="T1">felipef12123@gmail.com</text:span></text:a></text:p>
      <text:p text:style-name="P8"/>
      <text:p text:style-name="P2"><draw:line text:anchor-type="paragraph" draw:z-index="0" draw:name="Forma1" draw:style-name="gr1" draw:text-style-name="P10" svg:x1="-0.247cm" svg:y1="0.044cm" svg:x2="16.739cm" svg:y2="0.044cm"><text:p/></draw:line></text:p>
      <text:p text:style-name="P5">OBJETIVO</text:p>
      <text:p text:style-name="P3"/>
      <text:p text:style-name="P3">Programador – Área da computação</text:p>
      <text:p text:style-name="P3"><draw:line text:anchor-type="paragraph" draw:z-index="1" draw:name="Forma1_0" draw:style-name="gr1" draw:text-style-name="P10" svg:x1="-0.252cm" svg:y1="0.296cm" svg:x2="16.734cm" svg:y2="0.296cm"><text:p/></draw:line></text:p>
      <text:p text:style-name="P3"/>
      <text:p text:style-name="P6">FORMAÇÃO</text:p>
      <text:p text:style-name="P3"/>
      <text:p text:style-name="P3">Ensino médio – Escola de Referência em Ensino Médio de Salgueiro – 2019</text:p>
      <text:p text:style-name="P3"/>
      <text:p text:style-name="P3"><draw:line text:anchor-type="paragraph" draw:z-index="3" draw:name="Forma1_1" draw:style-name="gr1" draw:text-style-name="P10" svg:x1="-0.247cm" svg:y1="0.044cm" svg:x2="16.739cm" svg:y2="0.044cm"><text:p/></draw:line></text:p>
      <text:p text:style-name="P3"/>
      <text:p text:style-name="P6">EXPERIÊNCIAS PROFISSIONAIS</text:p>
      <text:p text:style-name="P6"/>
      <text:p text:style-name="P3">2017 – 2019 – Computação </text:p>
      <text:p text:style-name="P3">Cargo: Editor de vídeos e design gráfico</text:p>
      <text:p text:style-name="P4">Principais atividades: Editar vídeo e thumbnail para postar no youtube</text:p>
      <text:p text:style-name="P3"/>
      <text:p text:style-name="P3"><draw:line text:anchor-type="paragraph" draw:z-index="2" draw:name="Forma1_2" draw:style-name="gr1" draw:text-style-name="P10" svg:x1="-0.247cm" svg:y1="0.044cm" svg:x2="16.739cm" svg:y2="0.044cm"><text:p/></draw:line></text:p>
      <text:p text:style-name="P3"/>
      <text:p text:style-name="P6">QUALIFICAÇÕES</text:p>
      <text:p text:style-name="P6"/>
      <text:p text:style-name="P3">Controle de conta bancária empresarial – Paypal – 2019</text:p>
      <text:p text:style-name="P3">Análise percentual de renda mensal – Youtube – 2019</text:p>
      <text:p text:style-name="P3"/>
      <text:p text:style-name="P3"><draw:line text:anchor-type="paragraph" draw:z-index="4" draw:name="Forma1_3" draw:style-name="gr1" draw:text-style-name="P11" svg:x1="-0.247cm" svg:y1="0.044cm" svg:x2="16.739cm" svg:y2="0.044cm"><text:p/></draw:line></text:p>
      <text:p text:style-name="P3"/>
      <text:p text:style-name="P7">ATIVIDADES OU CONCURSOS COMPLEMENTARES</text:p>
      <text:p text:style-name="P4"/>
      <text:p text:style-name="P4">Curso básico de programação em linguagem Java – 2018</text:p>
      <text:p text:style-name="P4">Curso de design avançado – 2019</text:p>
      <text:p text:style-name="P4"/>
      <text:p text:style-name="P4"><draw:line text:anchor-type="paragraph" draw:z-index="5" draw:name="Forma1_4" draw:style-name="gr1" draw:text-style-name="P10" svg:x1="-0.247cm" svg:y1="0.044cm" svg:x2="16.739cm" svg:y2="0.044cm"><text:p/></draw:line></text:p>
      <text:p text:style-name="P4"/>
      <text:p text:style-name="P7">INFORMAÇÕES ADICIONAIS</text:p>
      <text:p text:style-name="P7"/>
      <text:p text:style-name="P4">Trabalho noturn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22:51:37.257000000</meta:creation-date>
    <dc:date>2021-03-02T23:45:43.309000000</dc:date>
    <meta:editing-duration>PT4M57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22" meta:word-count="96" meta:character-count="708" meta:non-whitespace-character-count="618"/>
  </office:meta>
</office:document-meta>
</file>